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2602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.2602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 style:list-style-name="L14"/>
    <style:style style:name="P24" style:family="paragraph" style:parent-style-name="Standard" style:list-style-name="L15"/>
    <style:style style:name="P25" style:family="paragraph" style:parent-style-name="Text_20_body" style:list-style-name="L3"/>
    <style:style style:name="P26" style:family="paragraph" style:parent-style-name="Text_20_body" style:list-style-name="L7"/>
    <style:style style:name="P27" style:family="paragraph" style:parent-style-name="Text_20_body" style:list-style-name="L16"/>
    <style:style style:name="P28" style:family="paragraph" style:parent-style-name="Text_20_body" style:list-style-name="L17">
      <style:text-properties fo:font-weight="normal" style:font-weight-asian="normal" style:font-weight-complex="normal"/>
    </style:style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15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able_20_Contents" style:list-style-name="L5"/>
    <style:style style:name="P3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left="0in" fo:margin-right="0in" fo:text-indent="0in" style:auto-text-indent="false"/>
    </style:style>
    <style:style style:name="P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5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39">API Version<text:tab/>2</text:p>
          <text:p text:style-name="P37">hwloc version<text:tab/>2</text:p>
          <text:p text:style-name="P39">Create, Configure, Check and Destroy Topologies<text:tab/>2</text:p>
          <text:p text:style-name="P37">hwloc create ?options?<text:tab/>2</text:p>
          <text:p text:style-name="P37">topology destroy<text:tab/>3</text:p>
          <text:p text:style-name="P39">Get Topology Information<text:tab/>3</text:p>
          <text:p text:style-name="P37">topology export filepath<text:tab/>3</text:p>
          <text:p text:style-name="P37">topology depth<text:tab/>4</text:p>
          <text:p text:style-name="P37">topology depth -type type<text:tab/>4</text:p>
          <text:p text:style-name="P37">topology type -depth depth<text:tab/>4</text:p>
          <text:p text:style-name="P37">topology width -depth depth<text:tab/>4</text:p>
          <text:p text:style-name="P37">topology width -type type<text:tab/>4</text:p>
          <text:p text:style-name="P37">topology local<text:tab/>4</text:p>
          <text:p text:style-name="P39">Browse the Topology Tree<text:tab/>5</text:p>
          <text:p text:style-name="P37">topology root<text:tab/>5</text:p>
          <text:p text:style-name="P37">topology object_by {-depth depth | -type type} index<text:tab/>5</text:p>
          <text:p text:style-name="P37">topology object object children<text:tab/>5</text:p>
          <text:p text:style-name="P37">topology object object parent<text:tab/>5</text:p>
          <text:p text:style-name="P37">topology object object next_cousin | prev_cousin<text:tab/>5</text:p>
          <text:p text:style-name="P37">topology object object next_sibling | prev_sibling<text:tab/>5</text:p>
          <text:p text:style-name="P37">topology object object first_child | last_childy<text:tab/>6</text:p>
          <text:p text:style-name="P39">Get Object Information<text:tab/>6</text:p>
          <text:p text:style-name="P37">topology object object type<text:tab/>6</text:p>
          <text:p text:style-name="P37">topology object object name<text:tab/>6</text:p>
          <text:p text:style-name="P37">topology object object depth<text:tab/>6</text:p>
          <text:p text:style-name="P37">topology object object logical_index<text:tab/>6</text:p>
          <text:p text:style-name="P37">topology object object sibling_rank<text:tab/>6</text:p>
          <text:p text:style-name="P37">topology object object arity<text:tab/>6</text:p>
          <text:p text:style-name="P37">topology object object attributes<text:tab/>7</text:p>
          <text:p text:style-name="P37">topology object object cpuset<text:tab/>7</text:p>
          <text:p text:style-name="P37">topology object object info<text:tab/>7</text:p>
          <text:p text:style-name="P39">CPU Binding<text:tab/>7</text:p>
          <text:p text:style-name="P37">topology cpubind set <text:s/>?-type flags? ?-pid pid? cpuset<text:tab/>7</text:p>
          <text:p text:style-name="P37">topology cpubind get <text:s/>?-type flags? ?-pid pid?<text:tab/>7</text:p>
          <text:p text:style-name="P37">topology cpubind last <text:s/>?-type flags? ?-pid pid?<text:tab/>8</text:p>
          <text:p text:style-name="P39">The Bitmap API<text:tab/>8</text:p>
          <text:p text:style-name="P39">Memory Binding<text:tab/>8</text:p>
          <text:p text:style-name="P37">topology membind get ?-pid pid? ?-type flags? ?-cpuset? <text:tab/>8</text:p>
          <text:p text:style-name="P37">topology membind set ?-pid pid? ?-type flags? ?-cpuset? nodeset policy<text:tab/>9</text:p>
          <text:p text:style-name="P39">Helpers<text:tab/>9</text:p>
          <text:p text:style-name="P37">topology cpuset ?-complete|-allowed|-online|-topology?<text:tab/>9</text:p>
          <text:p text:style-name="P37"><text:soft-page-break/>topology nodeset ?-complete|-allowed|-topology?<text:tab/>9</text:p>
          <text:p text:style-name="P37">topology convert ?-strict? -to_cpuset|-to_nodeset bitmap<text:tab/>10</text:p>
          <text:p text:style-name="P39">Remaining Modules<text:tab/>10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1512852329" text:style-name="L1">
        <text:list-item>
          <text:p text:style-name="P11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695883445" text:style-name="L2">
        <text:list-item>
          <text:p text:style-name="P12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769674916" text:style-name="L3">
        <text:list-item>
          <text:p text:style-name="P13"><text:a xlink:type="simple" xlink:href="http://www.open-mpi.org/projects/hwloc/doc/v1.2/group__hwlocality__topology.php">Topology context</text:a></text:p>
        </text:list-item>
        <text:list-item>
          <text:p text:style-name="P13"><text:a xlink:type="simple" xlink:href="http://www.open-mpi.org/projects/hwloc/doc/v1.2/group__hwlocality__creation.php">Create and Destroy Topologies</text:a></text:p>
        </text:list-item>
        <text:list-item>
          <text:p text:style-name="P25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277956508" text:style-name="L4">
        <text:list-item>
          <text:p text:style-name="P14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4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4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273251951" text:style-name="L5">
        <text:list-item>
          <text:p text:style-name="P15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5"><text:soft-page-break/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36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5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5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5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5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5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5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5"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5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2019846945" text:style-name="L6">
        <text:list-item>
          <text:p text:style-name="P16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1582210056" text:style-name="L7">
        <text:list-item>
          <text:p text:style-name="P26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6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6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711581625" text:style-name="L8">
        <text:list-item>
          <text:p text:style-name="P17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7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7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7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1771252063" text:style-name="L9">
        <text:list-item>
          <text:p text:style-name="P18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oft-page-break/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361235520" text:style-name="L10">
        <text:list-item>
          <text:p text:style-name="P19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340102594" text:style-name="L11">
        <text:list-item>
          <text:p text:style-name="P20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2181987655" text:style-name="L12">
        <text:list-item>
          <text:p text:style-name="P21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404695570" text:style-name="L13">
        <text:list-item>
          <text:p text:style-name="P22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365917021" text:style-name="L14">
        <text:list-item>
          <text:p text:style-name="P23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1878450207" text:style-name="L15">
        <text:list-item>
          <text:p text:style-name="P24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38" text:outline-level="1"><text:soft-page-break/>Browse the Topology Tree</text:h>
      <text:p text:style-name="Standard">Pertains the following HWLoc Module(s)<text:span text:style-name="T2">: </text:span></text:p>
      <text:list xml:id="list1258747830" text:style-name="L16">
        <text:list-item>
          <text:p text:style-name="P27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Underlying function(s):</text:p>
      <text:list xml:id="list1262383286" text:continue-list="list1878450207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_by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n object id.</text:p>
      <text:p text:style-name="P5">Underlying function(s):</text:p>
      <text:list xml:id="list1829884313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4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pan text:style-name="T1">Returns</text:span>: A list of object ids.</text:p>
      <text:p text:style-name="P5">Underlying function(s):</text:p>
      <text:list xml:id="list1070963150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n object id.</text:p>
      <text:p text:style-name="P5">Underlying function(s):</text:p>
      <text:list xml:id="list728044197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1811880247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4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1769206556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4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oft-page-break/><text:span text:style-name="T3">topology</text:span><text:span text:style-name="T6"> </text:span><text:span text:style-name="T5">object </text:span><text:span text:style-name="T3">object</text:span> <text:span text:style-name="T5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1629907655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4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38" text:outline-level="1">Get Object Information</text:h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729352050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1834220829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194351271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1117554067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405512785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<text:soft-page-break/>Underlying function(s):</text:p>
      <text:list xml:id="list1633831337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ttributes</text:span></text:h>
      <text:p text:style-name="Standard"><text:span text:style-name="T1">Description</text:span>: Object type-specific attributes.</text:p>
      <text:p text:style-name="Standard"><text:span text:style-name="T1">Returns</text:span>: String.</text:p>
      <text:p text:style-name="P5">Underlying function(s):</text:p>
      <text:list xml:id="list1741590479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attr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cpuset</text:span></text:h>
      <text:p text:style-name="Standard"><text:span text:style-name="T1">Description</text:span>: CPUs covered by this object. </text:p>
      <text:p text:style-name="Standard"><text:span text:style-name="T1">Returns</text:span>: Hex string.</text:p>
      <text:p text:style-name="P5">Underlying function(s):</text:p>
      <text:list xml:id="list1355418226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cpuse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info</text:span></text:h>
      <text:p text:style-name="Standard"><text:span text:style-name="T1">Description</text:span>: List of infos for the object in {name value} format.</text:p>
      <text:p text:style-name="Standard"><text:span text:style-name="T1">Returns</text:span>: List of lists.</text:p>
      <text:p text:style-name="P5">Underlying function(s):</text:p>
      <text:list xml:id="list756068939" text:continue-numbering="true" text:style-name="L15">
        <text:list-item>
          <text:p text:style-name="P24"><text:a xlink:type="simple" xlink:href="http://www.open-mpi.org/projects/hwloc/doc/v1.2/structhwloc__obj.php"><text:span text:style-name="T2">hwloc_obj_t</text:span></text:a><text:span text:style-name="T2">.infos</text:span></text:p>
        </text:list-item>
      </text:list>
      <text:h text:style-name="P38" text:outline-level="1">CPU Binding</text:h>
      <text:p text:style-name="Standard">Pertains the following HWLoc Module(s)<text:span text:style-name="T2">: </text:span></text:p>
      <text:list xml:id="list1758231185" text:continue-list="list1258747830" text:style-name="L16">
        <text:list-item>
          <text:p text:style-name="P27"><text:a xlink:type="simple" xlink:href="http://www.open-mpi.org/projects/hwloc/doc/v1.2/group__hwlocality__cpubinding.php"><text:span text:style-name="T2">CPU binding</text:span></text:a></text:p>
        </text:list-item>
      </text:list>
      <text:p text:style-name="P7"/>
      <text:p text:style-name="P7"><text:span text:style-name="T1">Notes</text:span>: </text:p>
      <text:list xml:id="list69185820" text:style-name="L17">
        <text:list-item>
          <text:p text:style-name="P28">“flags” is a list of: “process”, “thread”, “strict”, “nomembind” string elements.</text:p>
        </text:list-item>
        <text:list-item>
          <text:p text:style-name="P28">“cpuset” is a string of comma-separated indexes or ranges. Ranges are dash separated indexes. The last range may not have a ending indexes if the cpuset is infinite. For instance: “0-1,3,7-”.</text:p>
        </text:list-item>
      </text:list>
      <text:h text:style-name="Heading_20_2" text:outline-level="2"><text:span text:style-name="T3">topology</text:span> <text:span text:style-name="T5">cpubind set <text:s/>?-type flags? ?-pid </text:span><text:span text:style-name="T4">pid</text:span><text:span text:style-name="T5">? </text:span><text:span text:style-name="T4">cpuset</text:span></text:h>
      <text:p text:style-name="Standard"><text:span text:style-name="T1">Description</text:span>: Bind current or specified process or thread on cpus given in cpuset. </text:p>
      <text:p text:style-name="Standard"><text:span text:style-name="T1">Returns</text:span>: Nothing.</text:p>
      <text:p text:style-name="P5">Underlying function(s):</text:p>
      <text:list xml:id="list827299531" text:continue-list="list756068939" text:style-name="L15">
        <text:list-item>
          <text:p text:style-name="P24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4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4">int <text:a xlink:type="simple" xlink:href="http://www.open-mpi.org/projects/hwloc/doc/v1.2/group__hwlocality__bitmap.php#ga600651f00d39d378f423acbd75d938d2">hwloc_bitmap_list_asprintf</text:a> (char **strp, <text:a xlink:type="simple" xlink:href="http://www.open-mpi.org/projects/hwloc/doc/v1.2/group__hwlocality__bitmap.php#ga2fb1bbc8aea1ea22dee2f0fd39659f48">hwloc_const_bitmap_t</text:a> bitmap)</text:p>
        </text:list-item>
      </text:list>
      <text:h text:style-name="Heading_20_2" text:outline-level="2"><text:span text:style-name="T3">topology</text:span> <text:span text:style-name="T5">cpubind get <text:s/>?-type flags?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oft-page-break/><text:span text:style-name="T1">Returns</text:span>: String representation of a cpuset .</text:p>
      <text:p text:style-name="P5">Underlying function(s):</text:p>
      <text:list xml:id="list1607436491" text:continue-numbering="true" text:style-name="L15">
        <text:list-item>
          <text:p text:style-name="P24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4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4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2" text:outline-level="2"><text:span text:style-name="T3">topology</text:span> <text:span text:style-name="T5">cpubind last <text:s/>?-type flags?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cpuset .</text:p>
      <text:p text:style-name="P5">Underlying function(s):</text:p>
      <text:list xml:id="list2093985297" text:continue-numbering="true" text:style-name="L15">
        <text:list-item>
          <text:p text:style-name="P24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4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4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1" text:outline-level="1">The Bitmap API</text:h>
      <text:p text:style-name="P5">Pertains the following HWLoc Module(s): </text:p>
      <text:list xml:id="list1214080351" text:style-name="L18">
        <text:list-item>
          <text:p text:style-name="P29"><text:a xlink:type="simple" xlink:href="http://www.open-mpi.org/projects/hwloc/doc/v1.2/group__hwlocality__bitmap.php"><text:span text:style-name="T1">The bitmap API</text:span></text:a></text:p>
        </text:list-item>
      </text:list>
      <text:p text:style-name="P8">XXX</text:p>
      <text:h text:style-name="Heading_20_1" text:outline-level="1">Memory Binding</text:h>
      <text:p text:style-name="P5">Pertains the following HWLoc Module(s): </text:p>
      <text:list xml:id="list1745444875" text:style-name="L19">
        <text:list-item>
          <text:p text:style-name="P30"><text:a xlink:type="simple" xlink:href="http://www.open-mpi.org/projects/hwloc/doc/v1.2/group__hwlocality__membinding.php"><text:span text:style-name="T2">Memory binding</text:span></text:a></text:p>
        </text:list-item>
      </text:list>
      <text:h text:style-name="Heading_20_2" text:outline-level="2"><text:span text:style-name="T3">topology</text:span> mem<text:span text:style-name="T5">bind get ?-pid </text:span><text:span text:style-name="T4">pid</text:span><text:span text:style-name="T5">? ?-type </text:span><text:span text:style-name="T4">flags</text:span><text:span text:style-name="T5">? ?-cpuset? </text:span></text:h>
      <text:p text:style-name="Standard"><text:span text:style-name="T1">Description</text:span>: Query the default memory binding policy and locality of the current process (or the specified one with -pid) or thread. If -cpuset is specified, then the returned bitmap are the CPUs near the locality's actual NUMA node(s).</text:p>
      <text:p text:style-name="Standard"><text:span text:style-name="T1">Returns</text:span>: String representation of a noteset.</text:p>
      <text:p text:style-name="P5">Underlying function(s):</text:p>
      <text:list xml:id="list597161315" text:continue-list="list2093985297" text:style-name="L15">
        <text:list-item>
          <text:p text:style-name="P31">int <text:a xlink:type="simple" xlink:href="http://www.open-mpi.de/projects/hwloc/doc/v1.2/group__hwlocality__membinding.php#ga7b46a4ca0b2db9723ca73b0c148ccd93">hwloc_get_membind_nodeset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1">int <text:a xlink:type="simple" xlink:href="http://www.open-mpi.de/projects/hwloc/doc/v1.2/group__hwlocality__membinding.php#gab07aedba1119f99130e5f0b796b7d8a5">hwloc_g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4bbf39b68b6f568fb92739e7c0ea7801">hwloc_cpuset_t</text:a> cpuset, <text:a xlink:type="simple" xlink:href="http://www.open-mpi.de/projects/hwloc/doc/v1.2/group__hwlocality__membinding.php#gac9764f79505775d06407b40f5e4661e8">hwloc_membind_policy_t</text:a> *policy, int flags).</text:p>
        </text:list-item>
        <text:list-item>
          <text:p text:style-name="P31">int <text:a xlink:type="simple" xlink:href="http://www.open-mpi.de/projects/hwloc/doc/v1.2/group__hwlocality__membinding.php#ga22074ed072e1039f74f17f7b16e9e39d">hwloc_g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1"><text:span text:style-name="T2">int </text:span><text:a xlink:type="simple" xlink:href="http://www.open-mpi.de/projects/hwloc/doc/v1.2/group__hwlocality__membinding.php#gabaf9c13f1fa301d6895594cec52226e2"><text:span text:style-name="T2">hwloc_get_proc_membind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de/projects/hwloc/doc/v1.2/group__hwlocality__sets.php#ga4bbf39b68b6f568fb92739e7c0ea7801"><text:span text:style-name="T2">hwloc_cpuset_t</text:span></text:a><text:span text:style-name="T2"> cpu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*policy, int flags)</text:span></text:p>
        </text:list-item>
      </text:list>
      <text:h text:style-name="Heading_20_2" text:outline-level="2"><text:soft-page-break/><text:span text:style-name="T3">topology</text:span> mem<text:span text:style-name="T5">bind set ?-pid </text:span><text:span text:style-name="T4">pid</text:span><text:span text:style-name="T5">? ?-type flags? ?-cpuset? </text:span><text:span text:style-name="T4">nodeset</text:span><text:span text:style-name="T5"> </text:span><text:span text:style-name="T4">policy</text:span></text:h>
      <text:p text:style-name="Standard"><text:span text:style-name="T1">Description</text:span>: Set the default memory binding policy of the current (or the specified one with -pid) process or thread to prefer the NUMA node(s) specified by <text:span text:style-name="Source_20_Text">nodeset</text:span>. If -cpuset is specified, then the binding is near the specified CPUs in bitmap. </text:p>
      <text:p text:style-name="Standard"><text:span text:style-name="T1">Returns</text:span>: Nothing.</text:p>
      <text:p text:style-name="P5">Underlying function(s):</text:p>
      <text:list xml:id="list303702287" text:continue-numbering="true" text:style-name="L15">
        <text:list-item>
          <text:p text:style-name="P31"><text:span text:style-name="T2">int </text:span><text:a xlink:type="simple" xlink:href="http://www.open-mpi.de/projects/hwloc/doc/v1.2/group__hwlocality__membinding.php#ga747962cbb16fd12ad6d126011c734a27"><text:span text:style-name="T2">hwloc_set_membind_nodeset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</text:span><text:a xlink:type="simple" xlink:href="http://www.open-mpi.de/projects/hwloc/doc/v1.2/group__hwlocality__sets.php#ga2f5276235841ad66a79bedad16a5a10c"><text:span text:style-name="T2">hwloc_const_nodeset_t</text:span></text:a><text:span text:style-name="T2"> node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policy, int flags)</text:span></text:p>
        </text:list-item>
        <text:list-item>
          <text:p text:style-name="P31">int <text:a xlink:type="simple" xlink:href="http://www.open-mpi.de/projects/hwloc/doc/v1.2/group__hwlocality__membinding.php#ga8b6d1d90227aff8e44ef26bc1f8a8f95">hwloc_s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1">int <text:a xlink:type="simple" xlink:href="http://www.open-mpi.de/projects/hwloc/doc/v1.2/group__hwlocality__membinding.php#gaf10d18cd4703ec980d7440a1c23fa07f">hwloc_s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2f5276235841ad66a79bedad16a5a10c">hwloc_const_nodeset_t</text:a> node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1">int <text:a xlink:type="simple" xlink:href="http://www.open-mpi.de/projects/hwloc/doc/v1.2/group__hwlocality__membinding.php#gac63c4517e71b3f0d41b3dee3e83dc55c">hwloc_set_proc_membind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</text:list>
      <text:h text:style-name="Heading_20_1" text:outline-level="1">Helpers</text:h>
      <text:p text:style-name="P5">Pertains the following HWLoc Module(s): </text:p>
      <text:list xml:id="list247491623" text:style-name="L20">
        <text:list-item>
          <text:p text:style-name="P32"><text:a xlink:type="simple" xlink:href="http://www.open-mpi.org/projects/hwloc/doc/v1.2/group__hwlocality__helper__cpuset.php">Cpuset Helpers</text:a></text:p>
        </text:list-item>
        <text:list-item>
          <text:p text:style-name="P32"><text:a xlink:type="simple" xlink:href="http://www.open-mpi.org/projects/hwloc/doc/v1.2/group__hwlocality__helper__nodeset.php">Nodeset Helpers</text:a></text:p>
        </text:list-item>
        <text:list-item>
          <text:p text:style-name="P32"><text:a xlink:type="simple" xlink:href="http://www.open-mpi.org/projects/hwloc/doc/v1.2/group__hwlocality__helper__nodeset__convert.php">Conversion between cpuset and nodeset</text:a></text:p>
        </text:list-item>
      </text:list>
      <text:h text:style-name="Heading_20_2" text:outline-level="2"><text:span text:style-name="T3">topology</text:span> cpuset<text:span text:style-name="T5"> ?-complete|-allowed|-online|-topology?</text:span></text:h>
      <text:p text:style-name="Standard"><text:span text:style-name="T1">Description</text:span>: Get complete/allowed/online/topology CPU set.</text:p>
      <text:p text:style-name="Standard"><text:span text:style-name="T1">Returns</text:span>: A cpuset string representation.</text:p>
      <text:p text:style-name="P5">Underlying function(s):</text:p>
      <text:list xml:id="list1134370761" text:style-name="L21">
        <text:list-item>
          <text:p text:style-name="P33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75f0ac3ac41e9915541c3ae3153a6e26"><text:span text:style-name="T2">hwloc_topology_get_complet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3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4497338d1cbae6f8a6d68cb14234d5d8"><text:span text:style-name="T2">hwloc_topology_get_topology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3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d00abc77f1670049a5b2139471d0c8db"><text:span text:style-name="T2">hwloc_topology_get_onlin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3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95f116c4c0b1ff2c6418c16341fc2e57"><text:span text:style-name="T2">hwloc_topology_get_allowed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pan text:style-name="T3">topology</text:span> nodeset <text:span text:style-name="T5">?-complete|-allowed|-topology?</text:span></text:h>
      <text:p text:style-name="Standard"><text:span text:style-name="T1">Description</text:span>: <text:s/>Get complete/allowed/topology NODE set.</text:p>
      <text:p text:style-name="Standard"><text:span text:style-name="T1">Returns</text:span>: A nodeset string representation.</text:p>
      <text:p text:style-name="P10">Underlying function(s):</text:p>
      <text:list xml:id="list1938872636" text:style-name="L22">
        <text:list-item>
          <text:p text:style-name="P34"><text:a xlink:type="simple" xlink:href="http://www.open-mpi.org/projects/hwloc/doc/v1.2/group__hwlocality__sets.php#ga2f5276235841ad66a79bedad16a5a10c"><text:span text:style-name="T2">hwloc_const_nodeset_t</text:span></text:a><text:span text:style-name="T2"> <text:line-break/></text:span><text:soft-page-break/><text:span text:style-name="T2">__hwloc_attribute_pure </text:span><text:a xlink:type="simple" xlink:href="http://www.open-mpi.org/projects/hwloc/doc/v1.2/group__hwlocality__helper__nodeset.php#gaf8331b6d5e60c463f7ebe21a878561d4"><text:span text:style-name="T2">hwloc_topology_get_complete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4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e6821ede7676dfac0515a4b7b04b0397"><text:span text:style-name="T2">hwloc_topology_get_topology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4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5d829323f8d283687be43ea8c894eb3b"><text:span text:style-name="T2">hwloc_topology_get_allowed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pan text:style-name="T3">topology</text:span> convert<text:span text:style-name="T5"> ?-strict? -to_cpuset|-to_nodeset </text:span><text:span text:style-name="T4">bitmap</text:span></text:h>
      <text:p text:style-name="Standard"><text:span text:style-name="T1">Description</text:span>: Convert cpuset to NUMA nodeset and vise versa, which optionally handling non-NUMA cases.</text:p>
      <text:p text:style-name="Standard"><text:span text:style-name="T1">Returns</text:span>: A cpuset string representation.</text:p>
      <text:p text:style-name="P9">Underlying function(s):</text:p>
      <text:list xml:id="list1503592506" text:style-name="L23">
        <text:list-item>
          <text:p text:style-name="P35"><text:a xlink:type="simple" xlink:href="http://www.open-mpi.org/projects/hwloc/doc/v1.2/group__hwlocality__helper__nodeset__convert.php#ga60ecc4ae480c28b5fbd34aca4fc37daa"><text:span text:style-name="T2">hwloc_cpuset_to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5"><text:a xlink:type="simple" xlink:href="http://www.open-mpi.org/projects/hwloc/doc/v1.2/group__hwlocality__helper__nodeset__convert.php#ga9162785e39d7c697f76f99524c4a2fb4"><text:span text:style-name="T2">hwloc_cpuset_to_nodeset_strict</text:span></text:a><text:span text:style-name="T2"> (struct hwloc_topology *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5"><text:a xlink:type="simple" xlink:href="http://www.open-mpi.org/projects/hwloc/doc/v1.2/group__hwlocality__helper__nodeset__convert.php#gaa677fd588304b5615de4ea78104adfb5"><text:span text:style-name="T2">hwloc_cpuset_from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  <text:list-item>
          <text:p text:style-name="P35"><text:a xlink:type="simple" xlink:href="http://www.open-mpi.org/projects/hwloc/doc/v1.2/group__hwlocality__helper__nodeset__convert.php#gaa7c3f39802b00a758c58e024a8119979"><text:span text:style-name="T2">hwloc_cpuset_from_nodeset_strict</text:span></text:a><text:span text:style-name="T2"> (struct hwloc_topology *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</text:list>
      <text:h text:style-name="Heading_20_1" text:outline-level="1">Remaining Modules</text:h>
      <text:list xml:id="list644829217" text:continue-list="list1758231185" text:style-name="L16">
        <text:list-item>
          <text:p text:style-name="P27">Various Helpers</text:p>
          <text:list>
            <text:list-item>
              <text:p text:style-name="P27"><text:a xlink:type="simple" xlink:href="http://www.open-mpi.org/projects/hwloc/doc/v1.2/group__hwlocality__helper__types.php">Object Type Helpers</text:a></text:p>
            </text:list-item>
            <text:list-item>
              <text:p text:style-name="P27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7"><text:a xlink:type="simple" xlink:href="http://www.open-mpi.org/projects/hwloc/doc/v1.2/group__hwlocality__helper__traversal.php">Advanced Traversal Helpers</text:a></text:p>
            </text:list-item>
            <text:list-item>
              <text:p text:style-name="P27"><text:a xlink:type="simple" xlink:href="http://www.open-mpi.org/projects/hwloc/doc/v1.2/group__hwlocality__helper__binding.php">Binding Helpers</text:a></text:p>
            </text:list-item>
          </text:list>
        </text:list-item>
        <text:list-item>
          <text:p text:style-name="P27">Finding Objects</text:p>
          <text:list>
            <text:list-item>
              <text:p text:style-name="P27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7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7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7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7"><text:a xlink:type="simple" xlink:href="http://www.open-mpi.org/projects/hwloc/doc/v1.2/group__hwlocality__distances.php">Distance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2T17:05:26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0" meta:paragraph-count="315" meta:word-count="1759" meta:character-count="14865"/>
  </office:meta>
</office:document-meta>
</file>